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35in"/>
    </style:style>
    <style:style style:name="co2" style:family="table-column">
      <style:table-column-properties fo:break-before="auto" style:column-width="2.2201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2.1327in"/>
    </style:style>
    <style:style style:name="co9" style:family="table-column">
      <style:table-column-properties fo:break-before="auto" style:column-width="0.787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 style:data-style-name="N10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61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 style:data-style-name="N10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8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 style:data-style-name="N10116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1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43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0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 table:number-columns-repeated="245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[.C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 table:number-columns-repeated="245"/>
        </table:table-row>
        <table:table-row table:style-name="ro2">
          <table:table-cell table:style-name="ce2" office:value-type="float" office:value="12345.6789">
            <text:p>12345.68</text:p>
          </table:table-cell>
          <table:table-cell table:formula="oooc:=[.C4]" office:value-type="float" office:value="12345.6789">
            <text:p>12345.68</text:p>
          </table:table-cell>
          <table:table-cell office:value-type="float" office:value="12345.6789">
            <text:p>12345.6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00000">
            <text:p>1200000</text:p>
          </table:table-cell>
          <table:table-cell table:formula="oooc:=[.C5]" office:value-type="float" office:value="1200000">
            <text:p>1.20E+006</text:p>
          </table:table-cell>
          <table:table-cell table:style-name="ce6" office:value-type="float" office:value="1200000">
            <text:p>1.20E+06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89">
            <text:p>123456789</text:p>
          </table:table-cell>
          <table:table-cell table:formula="oooc:=[.C6]" office:value-type="float" office:value="123456789">
            <text:p>123456789</text:p>
          </table:table-cell>
          <table:table-cell office:value-type="float" office:value="123456789">
            <text:p>12345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ooc:=[.C7]" office:value-type="percentage" office:value="0.1">
            <text:p>10.00%</text:p>
          </table:table-cell>
          <table:table-cell table:style-name="ce7" office:value-type="percentage" office:value="0.1">
            <text:p>10%</text:p>
          </table:table-cell>
          <table:table-cell table:style-name="ce7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8]" office:value-type="boolean" office:boolean-value="true">
            <text:p>TRUE</text:p>
          </table:table-cell>
          <table:table-cell table:style-name="ce8" office:value-type="boolean" office:boolean-value="true">
            <text:p>TRUE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FALSE</text:p>
          </table:table-cell>
          <table:table-cell table:style-name="ce8" office:value-type="boolean" office:boolean-value="false">
            <text:p>FALS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10]=[.D10]" office:value-type="boolean" office:boolean-value="true">
            <text:p>TRU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float" office:value="38032">
            <text:p>38032</text:p>
          </table:table-cell>
          <table:table-cell table:formula="oooc:=[.C12]" office:value-type="date" office:date-value="2004-02-15">
            <text:p>02/15/04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office:value-type="string">
            <text:p>15.02.2004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 table:number-columns-repeated="245"/>
        </table:table-row>
        <table:table-row table:style-name="ro2">
          <table:table-cell office:value-type="string">
            <text:p>Fraction is 12345.6789</text:p>
          </table:table-cell>
          <table:table-cell table:formula="oooc:=[.C15]&amp;&quot; is &quot;&amp;[.D15]" office:value-type="string" office:string-value="Fraction is 12345.6789">
            <text:p>Fraction is 12345.6789</text:p>
          </table:table-cell>
          <table:table-cell office:value-type="string">
            <text:p>Fraction</text:p>
          </table:table-cell>
          <table:table-cell office:value-type="float" office:value="12345.6789">
            <text:p>12345.6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office:value-type="string">
            <text:p>Exponent</text:p>
          </table:table-cell>
          <table:table-cell table:style-name="ce6" office:value-type="float" office:value="1200000">
            <text:p>1.20E+0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.1</text:p>
          </table:table-cell>
          <table:table-cell table:formula="oooc:=[.C18]&amp;&quot; is &quot;&amp;[.D18]" office:value-type="string" office:string-value="Percent is 0.1">
            <text:p>Percent is 0.1</text:p>
          </table:table-cell>
          <table:table-cell office:value-type="string">
            <text:p>Percent</text:p>
          </table:table-cell>
          <table:table-cell table:style-name="ce7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8" office:value-type="boolean" office:boolean-value="true">
            <text:p>TRU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8" office:value-type="boolean" office:boolean-value="false">
            <text:p>FALS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12</text:p>
          </table:table-cell>
          <table:table-cell table:formula="oooc:=[.D25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1.2*10^[.C25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number-columns-repeated="244"/>
        </table:table-row>
        <table:table-row table:style-name="ro2">
          <table:table-cell office:value-type="string">
            <text:p>120</text:p>
          </table:table-cell>
          <table:table-cell table:formula="oooc:=[.D26]"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ooc:=1.2*10^[.C26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</text:p>
          </table:table-cell>
          <table:table-cell table:formula="oooc:=[.D27]" office:value-type="float" office:value="1200">
            <text:p>1200</text:p>
          </table:table-cell>
          <table:table-cell office:value-type="float" office:value="3">
            <text:p>3</text:p>
          </table:table-cell>
          <table:table-cell table:formula="oooc:=1.2*10^[.C27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</text:p>
          </table:table-cell>
          <table:table-cell table:formula="oooc:=[.D28]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formula="oooc:=1.2*10^[.C28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0</text:p>
          </table:table-cell>
          <table:table-cell table:formula="oooc:=[.D29]" office:value-type="float" office:value="120000">
            <text:p>120000</text:p>
          </table:table-cell>
          <table:table-cell office:value-type="float" office:value="5">
            <text:p>5</text:p>
          </table:table-cell>
          <table:table-cell table:formula="oooc:=1.2*10^[.C29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</text:p>
          </table:table-cell>
          <table:table-cell table:formula="oooc:=[.D30]" office:value-type="float" office:value="1200000">
            <text:p>1200000</text:p>
          </table:table-cell>
          <table:table-cell office:value-type="float" office:value="6">
            <text:p>6</text:p>
          </table:table-cell>
          <table:table-cell table:formula="oooc:=1.2*10^[.C30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0</text:p>
          </table:table-cell>
          <table:table-cell table:formula="oooc:=[.D31]" office:value-type="float" office:value="12000000">
            <text:p>12000000</text:p>
          </table:table-cell>
          <table:table-cell office:value-type="float" office:value="7">
            <text:p>7</text:p>
          </table:table-cell>
          <table:table-cell table:formula="oooc:=1.2*10^[.C31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</text:p>
          </table:table-cell>
          <table:table-cell table:formula="oooc:=[.D32]" office:value-type="float" office:value="120000000">
            <text:p>120000000</text:p>
          </table:table-cell>
          <table:table-cell office:value-type="float" office:value="8">
            <text:p>8</text:p>
          </table:table-cell>
          <table:table-cell table:formula="oooc:=1.2*10^[.C32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office:value-type="float" office:value="9">
            <text:p>9</text:p>
          </table:table-cell>
          <table:table-cell table:formula="oooc:=1.2*10^[.C33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office:value-type="float" office:value="10">
            <text:p>10</text:p>
          </table:table-cell>
          <table:table-cell table:formula="oooc:=1.2*10^[.C34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office:value-type="float" office:value="11">
            <text:p>11</text:p>
          </table:table-cell>
          <table:table-cell table:formula="oooc:=1.2*10^[.C35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office:value-type="float" office:value="12">
            <text:p>12</text:p>
          </table:table-cell>
          <table:table-cell table:formula="oooc:=1.2*10^[.C36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office:value-type="float" office:value="13">
            <text:p>13</text:p>
          </table:table-cell>
          <table:table-cell table:formula="oooc:=1.2*10^[.C37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office:value-type="float" office:value="14">
            <text:p>14</text:p>
          </table:table-cell>
          <table:table-cell table:formula="oooc:=1.2*10^[.C38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</text:p>
          </table:table-cell>
          <table:table-cell table:formula="oooc:=[.D39]" office:value-type="float" office:value="1.2E+015">
            <text:p>1.20E+015</text:p>
          </table:table-cell>
          <table:table-cell office:value-type="float" office:value="15">
            <text:p>15</text:p>
          </table:table-cell>
          <table:table-cell table:formula="oooc:=1.2*10^[.C39]" office:value-type="float" office:value="1.2E+015">
            <text:p>1.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</text:p>
          </table:table-cell>
          <table:table-cell table:formula="oooc:=[.D40]" office:value-type="float" office:value="1.2E+016">
            <text:p>1.20E+016</text:p>
          </table:table-cell>
          <table:table-cell office:value-type="float" office:value="16">
            <text:p>16</text:p>
          </table:table-cell>
          <table:table-cell table:formula="oooc:=1.2*10^[.C40]" office:value-type="float" office:value="1.2E+016">
            <text:p>1.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</text:p>
          </table:table-cell>
          <table:table-cell table:formula="oooc:=[.D41]" office:value-type="float" office:value="1.2E+017">
            <text:p>1.20E+017</text:p>
          </table:table-cell>
          <table:table-cell office:value-type="float" office:value="17">
            <text:p>17</text:p>
          </table:table-cell>
          <table:table-cell table:formula="oooc:=1.2*10^[.C41]" office:value-type="float" office:value="1.2E+017">
            <text:p>1.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</text:p>
          </table:table-cell>
          <table:table-cell table:formula="oooc:=[.D42]" office:value-type="float" office:value="1.2E+018">
            <text:p>1.20E+018</text:p>
          </table:table-cell>
          <table:table-cell office:value-type="float" office:value="18">
            <text:p>18</text:p>
          </table:table-cell>
          <table:table-cell table:formula="oooc:=1.2*10^[.C42]" office:value-type="float" office:value="1.2E+018">
            <text:p>1.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0</text:p>
          </table:table-cell>
          <table:table-cell table:formula="oooc:=[.D43]" office:value-type="float" office:value="1.2E+019">
            <text:p>1.20E+019</text:p>
          </table:table-cell>
          <table:table-cell office:value-type="float" office:value="19">
            <text:p>19</text:p>
          </table:table-cell>
          <table:table-cell table:formula="oooc:=1.2*10^[.C43]" office:value-type="float" office:value="1.2E+019">
            <text:p>1.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.2E+20</text:p>
          </table:table-cell>
          <table:table-cell table:formula="oooc:=[.D44]" office:value-type="float" office:value="1.2E+020">
            <text:p>1.20E+020</text:p>
          </table:table-cell>
          <table:table-cell office:value-type="float" office:value="20">
            <text:p>20</text:p>
          </table:table-cell>
          <table:table-cell table:formula="oooc:=1.2*10^[.C44]" office:value-type="float" office:value="1.2E+020">
            <text:p>1.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.2E+21</text:p>
          </table:table-cell>
          <table:table-cell table:formula="oooc:=[.D45]" office:value-type="float" office:value="1.2E+021">
            <text:p>1.20E+021</text:p>
          </table:table-cell>
          <table:table-cell office:value-type="float" office:value="21">
            <text:p>21</text:p>
          </table:table-cell>
          <table:table-cell table:formula="oooc:=1.2*10^[.C45]" office:value-type="float" office:value="1.2E+021">
            <text:p>1.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2340000000000000000</text:p>
          </table:table-cell>
          <table:table-cell table:formula="oooc:=[.D46]" office:value-type="float" office:value="1.234E+019">
            <text:p>1.23E+019</text:p>
          </table:table-cell>
          <table:table-cell office:value-type="float" office:value="18">
            <text:p>18</text:p>
          </table:table-cell>
          <table:table-cell table:formula="oooc:=12.34*10^[.C46]" office:value-type="float" office:value="1.234E+019">
            <text:p>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.234E+20</text:p>
          </table:table-cell>
          <table:table-cell table:formula="oooc:=[.D47]" office:value-type="float" office:value="1.234E+020">
            <text:p>1.23E+020</text:p>
          </table:table-cell>
          <table:table-cell office:value-type="float" office:value="19">
            <text:p>19</text:p>
          </table:table-cell>
          <table:table-cell table:formula="oooc:=12.34*10^[.C47]" office:value-type="float" office:value="1.234E+020">
            <text:p>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-12340000000000000000</text:p>
          </table:table-cell>
          <table:table-cell table:formula="oooc:=[.D48]" office:value-type="float" office:value="-1.234E+019">
            <text:p>-1.23E+019</text:p>
          </table:table-cell>
          <table:table-cell office:value-type="float" office:value="18">
            <text:p>18</text:p>
          </table:table-cell>
          <table:table-cell table:formula="oooc:=-(12.34*10^[.C48])" office:value-type="float" office:value="-1.234E+019">
            <text:p>-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1.234E+20</text:p>
          </table:table-cell>
          <table:table-cell table:formula="oooc:=[.D49]" office:value-type="float" office:value="-1.234E+020">
            <text:p>-1.23E+020</text:p>
          </table:table-cell>
          <table:table-cell office:value-type="float" office:value="19">
            <text:p>19</text:p>
          </table:table-cell>
          <table:table-cell table:formula="oooc:=-(12.34*10^[.C49])" office:value-type="float" office:value="-1.234E+020">
            <text:p>-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51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52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53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54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55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56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57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58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59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60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61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62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63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64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&quot;Str &quot;&amp;[.D65]" office:value-type="string" office:string-value="Str 1.2E+015">
            <text:p>Str 1.2E+015</text:p>
          </table:table-cell>
          <table:table-cell office:value-type="float" office:value="15">
            <text:p>15</text:p>
          </table:table-cell>
          <table:table-cell table:formula="oooc:=1.2*10^[.C65]" office:value-type="float" office:value="1.2E+015">
            <text:p>1.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&quot;Str &quot;&amp;[.D66]" office:value-type="string" office:string-value="Str 1.2E+016">
            <text:p>Str 1.2E+016</text:p>
          </table:table-cell>
          <table:table-cell office:value-type="float" office:value="16">
            <text:p>16</text:p>
          </table:table-cell>
          <table:table-cell table:formula="oooc:=1.2*10^[.C66]" office:value-type="float" office:value="1.2E+016">
            <text:p>1.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&quot;Str &quot;&amp;[.D67]" office:value-type="string" office:string-value="Str 1.2E+017">
            <text:p>Str 1.2E+017</text:p>
          </table:table-cell>
          <table:table-cell office:value-type="float" office:value="17">
            <text:p>17</text:p>
          </table:table-cell>
          <table:table-cell table:formula="oooc:=1.2*10^[.C67]" office:value-type="float" office:value="1.2E+017">
            <text:p>1.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&quot;Str &quot;&amp;[.D68]" office:value-type="string" office:string-value="Str 1.2E+018">
            <text:p>Str 1.2E+018</text:p>
          </table:table-cell>
          <table:table-cell office:value-type="float" office:value="18">
            <text:p>18</text:p>
          </table:table-cell>
          <table:table-cell table:formula="oooc:=1.2*10^[.C68]" office:value-type="float" office:value="1.2E+018">
            <text:p>1.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&quot;Str &quot;&amp;[.D69]" office:value-type="string" office:string-value="Str 1.2E+019">
            <text:p>Str 1.2E+019</text:p>
          </table:table-cell>
          <table:table-cell office:value-type="float" office:value="19">
            <text:p>19</text:p>
          </table:table-cell>
          <table:table-cell table:formula="oooc:=1.2*10^[.C69]" office:value-type="float" office:value="1.2E+019">
            <text:p>1.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.2E+20</text:p>
          </table:table-cell>
          <table:table-cell table:formula="oooc:=&quot;Str &quot;&amp;[.D70]" office:value-type="string" office:string-value="Str 1.2E+020">
            <text:p>Str 1.2E+020</text:p>
          </table:table-cell>
          <table:table-cell office:value-type="float" office:value="20">
            <text:p>20</text:p>
          </table:table-cell>
          <table:table-cell table:formula="oooc:=1.2*10^[.C70]" office:value-type="float" office:value="1.2E+020">
            <text:p>1.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.2E+21</text:p>
          </table:table-cell>
          <table:table-cell table:formula="oooc:=&quot;Str &quot;&amp;[.D71]" office:value-type="string" office:string-value="Str 1.2E+021">
            <text:p>Str 1.2E+021</text:p>
          </table:table-cell>
          <table:table-cell office:value-type="float" office:value="21">
            <text:p>21</text:p>
          </table:table-cell>
          <table:table-cell table:formula="oooc:=1.2*10^[.C71]" office:value-type="float" office:value="1.2E+021">
            <text:p>1.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2340000000000000000</text:p>
          </table:table-cell>
          <table:table-cell table:formula="oooc:=&quot;Str &quot;&amp;[.D72]" office:value-type="string" office:string-value="Str 1.234E+019">
            <text:p>Str 1.234E+019</text:p>
          </table:table-cell>
          <table:table-cell office:value-type="float" office:value="18">
            <text:p>18</text:p>
          </table:table-cell>
          <table:table-cell table:formula="oooc:=12.34*10^[.C72]" office:value-type="float" office:value="1.234E+019">
            <text:p>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.234E+20</text:p>
          </table:table-cell>
          <table:table-cell table:formula="oooc:=&quot;Str &quot;&amp;[.D73]" office:value-type="string" office:string-value="Str 1.234E+020">
            <text:p>Str 1.234E+020</text:p>
          </table:table-cell>
          <table:table-cell office:value-type="float" office:value="19">
            <text:p>19</text:p>
          </table:table-cell>
          <table:table-cell table:formula="oooc:=12.34*10^[.C73]" office:value-type="float" office:value="1.234E+020">
            <text:p>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-12340000000000000000</text:p>
          </table:table-cell>
          <table:table-cell table:formula="oooc:=&quot;Str &quot;&amp;[.D74]" office:value-type="string" office:string-value="Str -1.234E+019">
            <text:p>Str -1.234E+019</text:p>
          </table:table-cell>
          <table:table-cell office:value-type="float" office:value="18">
            <text:p>18</text:p>
          </table:table-cell>
          <table:table-cell table:formula="oooc:=-(12.34*10^[.C74])" office:value-type="float" office:value="-1.234E+019">
            <text:p>-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-1.234E+20</text:p>
          </table:table-cell>
          <table:table-cell table:formula="oooc:=&quot;Str &quot;&amp;[.D75]" office:value-type="string" office:string-value="Str -1.234E+020">
            <text:p>Str -1.234E+020</text:p>
          </table:table-cell>
          <table:table-cell office:value-type="float" office:value="19">
            <text:p>19</text:p>
          </table:table-cell>
          <table:table-cell table:formula="oooc:=-(12.34*10^[.C75])" office:value-type="float" office:value="-1.234E+020">
            <text:p>-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raction is 12345.6789</text:p>
          </table:table-cell>
          <table:table-cell table:formula="oooc:=CONCATENATE([.C78];&quot; is &quot;;[.D78])" office:value-type="string" office:string-value="Fraction is 12345.6789">
            <text:p>Fraction is 12345.6789</text:p>
          </table:table-cell>
          <table:table-cell office:value-type="string">
            <text:p>Fraction</text:p>
          </table:table-cell>
          <table:table-cell office:value-type="float" office:value="12345.6789">
            <text:p>12345.6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office:value-type="string">
            <text:p>Exponent</text:p>
          </table:table-cell>
          <table:table-cell table:style-name="ce6" office:value-type="float" office:value="12000000000">
            <text:p>1.20E+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.1</text:p>
          </table:table-cell>
          <table:table-cell table:formula="oooc:=CONCATENATE([.C81];&quot; is &quot;;[.D81])" office:value-type="string" office:string-value="Percent is 0.1">
            <text:p>Percent is 0.1</text:p>
          </table:table-cell>
          <table:table-cell office:value-type="string">
            <text:p>Percent</text:p>
          </table:table-cell>
          <table:table-cell table:style-name="ce7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8" office:value-type="boolean" office:boolean-value="true">
            <text:p>TRU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8" office:value-type="boolean" office:boolean-value="false">
            <text:p>FALS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([.C85]=[.D85])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([.C86]=[.D86])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88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 table:number-columns-repeated="245"/>
        </table:table-row>
        <table:table-row table:style-name="ro2">
          <table:table-cell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89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90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91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92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93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94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95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96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97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98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99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100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101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CONCATENATE(&quot;Str &quot;;[.D102])" office:value-type="string" office:string-value="Str 1.2E+015">
            <text:p>Str 1.2E+015</text:p>
          </table:table-cell>
          <table:table-cell office:value-type="float" office:value="15">
            <text:p>15</text:p>
          </table:table-cell>
          <table:table-cell table:formula="oooc:=1.2*10^[.C102]" office:value-type="float" office:value="1.2E+015">
            <text:p>1.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CONCATENATE(&quot;Str &quot;;[.D103])" office:value-type="string" office:string-value="Str 1.2E+016">
            <text:p>Str 1.2E+016</text:p>
          </table:table-cell>
          <table:table-cell office:value-type="float" office:value="16">
            <text:p>16</text:p>
          </table:table-cell>
          <table:table-cell table:formula="oooc:=1.2*10^[.C103]" office:value-type="float" office:value="1.2E+016">
            <text:p>1.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CONCATENATE(&quot;Str &quot;;[.D104])" office:value-type="string" office:string-value="Str 1.2E+017">
            <text:p>Str 1.2E+017</text:p>
          </table:table-cell>
          <table:table-cell office:value-type="float" office:value="17">
            <text:p>17</text:p>
          </table:table-cell>
          <table:table-cell table:formula="oooc:=1.2*10^[.C104]" office:value-type="float" office:value="1.2E+017">
            <text:p>1.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CONCATENATE(&quot;Str &quot;;[.D105])" office:value-type="string" office:string-value="Str 1.2E+018">
            <text:p>Str 1.2E+018</text:p>
          </table:table-cell>
          <table:table-cell office:value-type="float" office:value="18">
            <text:p>18</text:p>
          </table:table-cell>
          <table:table-cell table:formula="oooc:=1.2*10^[.C105]" office:value-type="float" office:value="1.2E+018">
            <text:p>1.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CONCATENATE(&quot;Str &quot;;[.D106])" office:value-type="string" office:string-value="Str 1.2E+019">
            <text:p>Str 1.2E+019</text:p>
          </table:table-cell>
          <table:table-cell office:value-type="float" office:value="19">
            <text:p>19</text:p>
          </table:table-cell>
          <table:table-cell table:formula="oooc:=1.2*10^[.C106]" office:value-type="float" office:value="1.2E+019">
            <text:p>1.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.2E+20</text:p>
          </table:table-cell>
          <table:table-cell table:formula="oooc:=CONCATENATE(&quot;Str &quot;;[.D107])" office:value-type="string" office:string-value="Str 1.2E+020">
            <text:p>Str 1.2E+020</text:p>
          </table:table-cell>
          <table:table-cell office:value-type="float" office:value="20">
            <text:p>20</text:p>
          </table:table-cell>
          <table:table-cell table:formula="oooc:=1.2*10^[.C107]" office:value-type="float" office:value="1.2E+020">
            <text:p>1.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.2E+21</text:p>
          </table:table-cell>
          <table:table-cell table:formula="oooc:=CONCATENATE(&quot;Str &quot;;[.D108])" office:value-type="string" office:string-value="Str 1.2E+021">
            <text:p>Str 1.2E+021</text:p>
          </table:table-cell>
          <table:table-cell office:value-type="float" office:value="21">
            <text:p>21</text:p>
          </table:table-cell>
          <table:table-cell table:formula="oooc:=1.2*10^[.C108]" office:value-type="float" office:value="1.2E+021">
            <text:p>1.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 table:number-rows-repeated="6542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1/13/2007</text:date>, <text:time>18:4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13T18:44:3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80"/>
  </office:meta>
</office:document-meta>
</file>